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Ubuntu" fo:font-weight="normal" officeooo:rsid="001c18cf" officeooo:paragraph-rsid="0026c19d" style:font-weight-asian="normal" style:font-weight-complex="normal"/>
    </style:style>
    <style:style style:name="P2" style:family="paragraph" style:parent-style-name="Standard">
      <style:text-properties style:font-name="Ubuntu" fo:font-weight="bold" officeooo:rsid="000d748a" officeooo:paragraph-rsid="000d748a" style:font-weight-asian="bold" style:font-weight-complex="bold"/>
    </style:style>
    <style:style style:name="P3" style:family="paragraph" style:parent-style-name="Standard">
      <style:text-properties style:font-name="Ubuntu" fo:font-weight="normal" officeooo:rsid="000d748a" officeooo:paragraph-rsid="000d748a" style:font-weight-asian="normal" style:font-weight-complex="normal"/>
    </style:style>
    <style:style style:name="P4" style:family="paragraph" style:parent-style-name="Standard">
      <style:text-properties style:font-name="Ubuntu" fo:font-weight="normal" officeooo:rsid="0018cb9a" officeooo:paragraph-rsid="0018cb9a" style:font-weight-asian="normal" style:font-weight-complex="normal"/>
    </style:style>
    <style:style style:name="P5" style:family="paragraph" style:parent-style-name="Standard" style:list-style-name="L1">
      <style:text-properties style:font-name="Ubuntu" fo:font-weight="normal" officeooo:rsid="0018cb9a" officeooo:paragraph-rsid="0018cb9a" style:font-weight-asian="normal" style:font-weight-complex="normal"/>
    </style:style>
    <style:style style:name="P6" style:family="paragraph" style:parent-style-name="Standard" style:list-style-name="L2">
      <style:text-properties style:font-name="Ubuntu" fo:font-weight="normal" officeooo:rsid="001c18cf" officeooo:paragraph-rsid="001c18cf" style:font-weight-asian="normal" style:font-weight-complex="normal"/>
    </style:style>
    <style:style style:name="P7" style:family="paragraph" style:parent-style-name="Standard">
      <style:text-properties style:font-name="Ubuntu" fo:font-weight="normal" officeooo:rsid="001c18cf" officeooo:paragraph-rsid="001c18cf" style:font-weight-asian="normal" style:font-weight-complex="normal"/>
    </style:style>
    <style:style style:name="P8" style:family="paragraph" style:parent-style-name="Standard">
      <style:text-properties style:font-name="Ubuntu" fo:font-weight="normal" officeooo:rsid="001c18cf" officeooo:paragraph-rsid="0026c19d" style:font-weight-asian="normal" style:font-weight-complex="normal"/>
    </style:style>
    <style:style style:name="T1" style:family="text">
      <style:text-properties officeooo:rsid="0026c1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ень 1, задание 1.</text:p>
      <text:p text:style-name="P2"/>
      <text:p text:style-name="P2">Предобработка данных строительного магазина.</text:p>
      <text:p text:style-name="P2"/>
      <text:p text:style-name="P2"/>
      <text:p text:style-name="P3">Полученные данные:</text:p>
      <text:p text:style-name="P4"><text:tab/>Датасет строительного магазина.</text:p>
      <text:p text:style-name="P4"/>
      <text:p text:style-name="P4"/>
      <text:p text:style-name="P4">Что нужно сделать?</text:p>
      <text:list xml:id="list3529294833" text:style-name="L1">
        <text:list-item>
          <text:p text:style-name="P5">Подготовить рабочее место</text:p>
        </text:list-item>
        <text:list-item>
          <text:p text:style-name="P5">Изучить данные</text:p>
        </text:list-item>
        <text:list-item>
          <text:p text:style-name="P5">Выполнить предобработку данных строительного магазина</text:p>
        </text:list-item>
        <text:list-item>
          <text:p text:style-name="P5">Написать отчет</text:p>
        </text:list-item>
      </text:list>
      <text:p text:style-name="P4"/>
      <text:p text:style-name="P4"/>
      <text:list xml:id="list3079277654" text:style-name="L2">
        <text:list-item>
          <text:p text:style-name="P6">Подготовка рабочего места.</text:p>
        </text:list-item>
      </text:list>
      <text:p text:style-name="P7"><text:tab/>Мониторы настроены, IDE подготовлена, необходимые библиотеки скачаны и протестированы. Репозиторий на GitHub создан. (<text:a xlink:type="simple" xlink:href="https://github.com/Dimitryliss1/WS2021" text:style-name="Internet_20_link" text:visited-style-name="Visited_20_Internet_20_Link">https://github.com/Dimitryliss1/WS2021</text:a>)</text:p>
      <text:p text:style-name="P8"><text:tab/><text:span text:style-name="T1">В репозитории находится папка Day1_Task1, в которой находятся все данные касаемо данного задания. В файле Day1.ipynb находится код для данного задания.</text:span></text:p>
      <text:p text:style-name="P8"><text:tab/><text:span text:style-name="T1">В качестве окружения будет использоваться окружение Conda со следующими библиотеками (Представлены в README.MD репозитория):</text:span></text:p>
      <text:p text:style-name="P1">Conda environment -- WS2021</text:p>
      <text:p text:style-name="Text_20_body">absl-py 0.11.0<text:line-break/>alabaster 0.7.12<text:line-break/>anaconda-client 1.7.2<text:line-break/>anaconda-navigator 1.9.7<text:line-break/>anaconda-project 0.8.2<text:line-break/>asn1crypto 0.24.0<text:line-break/>astroid 2.2.5<text:line-break/>astropy 3.1.2<text:line-break/>astunparse 1.6.3<text:line-break/>atomicwrites 1.3.0<text:line-break/>attrs 19.1.0<text:line-break/>Babel 2.6.0<text:line-break/>backcall 0.1.0<text:line-break/>backports.os 0.1.1<text:line-break/>backports.shutil-get-terminal-size 1.0.0<text:line-break/>beautifulsoup4 4.7.1<text:line-break/>bitarray 0.8.3<text:line-break/>bkcharts 0.2<text:line-break/>bleach 3.1.0<text:line-break/>bokeh 1.0.4<text:line-break/>boto 2.49.0<text:line-break/><text:soft-page-break/>Bottleneck 1.2.1<text:line-break/>cachetools 4.2.1<text:line-break/>certifi 2019.3.9 cffi 1.12.2<text:line-break/>chardet 3.0.4<text:line-break/>Click 7.0<text:line-break/>cloudpickle 0.8.0<text:line-break/>clyent 1.2.2<text:line-break/>colorama 0.4.1<text:line-break/>conda-package-handling 1.7.2<text:line-break/>conda-verify 3.1.1<text:line-break/>contextlib2 0.5.5<text:line-break/>cryptography 2.6.1<text:line-break/>cycler 0.10.0<text:line-break/>Cython 0.29.6<text:line-break/>cytoolz 0.9.0.1 dask 1.1.4<text:line-break/>decorator 4.4.0<text:line-break/>defusedxml 0.5.0<text:line-break/>distributed 1.26.0<text:line-break/>docutils 0.14<text:line-break/>entrypoints 0.3<text:line-break/>et-xmlfile 1.0.1<text:line-break/>fastcache 1.0.2<text:line-break/>filelock 3.0.10<text:line-break/>Flask 1.0.2<text:line-break/>flatbuffers 1.12<text:line-break/>future 0.17.1<text:line-break/>gast 0.3.3<text:line-break/>gevent 1.4.0<text:line-break/>glob2 0.6<text:line-break/>gmpy2 2.0.8<text:line-break/>google-auth 1.27.1<text:line-break/>google-auth-oauthlib 0.4.3<text:line-break/>google-pasta 0.2.0<text:line-break/>greenlet 0.4.15<text:line-break/>grpcio 1.32.0<text:line-break/>h5py 2.10.0<text:line-break/>heapdict 1.0.0<text:line-break/>html5lib 1.0.1<text:line-break/>idna 2.8<text:line-break/>imageio 2.5.0<text:line-break/>imagesize 1.1.0<text:line-break/>importlib-metadata 0.0.0<text:line-break/>ipykernel 5.1.0<text:line-break/>ipython 7.4.0<text:line-break/><text:soft-page-break/>ipython-genutils 0.2.0<text:line-break/>ipywidgets 7.4.2<text:line-break/>isort 4.3.16<text:line-break/>itsdangerous 1.1.0<text:line-break/>jdcal 1.4<text:line-break/>jedi 0.13.3<text:line-break/>jeepney 0.4<text:line-break/>Jinja2 2.10<text:line-break/>joblib 1.0.1<text:line-break/>jsonschema 3.0.1<text:line-break/>jupyter 1.0.0<text:line-break/>jupyter-client 5.2.4<text:line-break/>jupyter-console 6.0.0<text:line-break/>jupyter-core 4.4.0<text:line-break/>jupyterlab 0.35.4<text:line-break/>jupyterlab-server 0.2.0<text:line-break/>Keras-Preprocessing 1.1.2<text:line-break/>keyring 18.0.0<text:line-break/>kiwisolver 1.0.1<text:line-break/>lazy-object-proxy 1.3.1<text:line-break/>libarchive-c 2.8<text:line-break/>lief 0.9.0<text:line-break/>llvmlite 0.28.0<text:line-break/>locket 0.2.0<text:line-break/>lxml 4.3.2<text:line-break/>Markdown 3.3.4<text:line-break/>MarkupSafe 1.1.1<text:line-break/>matplotlib 3.0.3<text:line-break/>mccabe 0.6.1<text:line-break/>mistune 0.8.4<text:line-break/>mkl-fft 1.0.10<text:line-break/>mkl-random 1.0.2<text:line-break/>more-itertools 6.0.0<text:line-break/>mpmath 1.1.0<text:line-break/>msgpack 0.6.1<text:line-break/>multipledispatch 0.6.0<text:line-break/>mysql-connector-python 8.0.23<text:line-break/>navigator-updater 0.2.1<text:line-break/>nbconvert 5.4.1<text:line-break/>nbformat 4.4.0<text:line-break/>networkx 2.2<text:line-break/>nltk 3.4<text:line-break/>nose 1.3.7<text:line-break/>notebook 5.7.8<text:line-break/><text:soft-page-break/>numba 0.43.1<text:line-break/>numexpr 2.6.9<text:line-break/>numpy 1.19.5<text:line-break/>numpydoc 0.8.0<text:line-break/>oauthlib 3.1.0<text:line-break/>olefile 0.46<text:line-break/>openpyxl 2.6.1<text:line-break/>opt-einsum 3.3.0<text:line-break/>packaging 19.0<text:line-break/>pandas 0.24.2<text:line-break/>pandocfilters 1.4.2<text:line-break/>parso 0.3.4<text:line-break/>partd 0.3.10<text:line-break/>path.py 11.5.0<text:line-break/>pathlib2 2.3.3<text:line-break/>patsy 0.5.1<text:line-break/>pep8 1.7.1<text:line-break/>pexpect 4.6.0<text:line-break/>pickleshare 0.7.5<text:line-break/>Pillow 5.4.1<text:line-break/>pip 19.0.3<text:line-break/>pkginfo 1.5.0.1 pluggy 0.9.0<text:line-break/>ply 3.11<text:line-break/>prometheus-client 0.6.0<text:line-break/>prompt-toolkit 2.0.9<text:line-break/>protobuf 3.15.5<text:line-break/>psutil 5.6.1<text:line-break/>ptyprocess 0.6.0<text:line-break/>py 1.8.0<text:line-break/>pyasn1 0.4.8<text:line-break/>pyasn1-modules 0.2.8<text:line-break/>pycodestyle 2.5.0<text:line-break/>pycosat 0.6.3<text:line-break/>pycparser 2.19<text:line-break/>pycrypto 2.6.1<text:line-break/>pycurl 7.43.0.2 pyflakes 2.1.1<text:line-break/>Pygments 2.3.1<text:line-break/>pylint 2.3.1<text:line-break/>pyodbc 4.0.26<text:line-break/>pyOpenSSL 19.0.0<text:line-break/>pyparsing 2.3.1<text:line-break/>pyrsistent 0.14.11 PySocks 1.6.8<text:line-break/>pyTelegramBotAPI 3.7.6<text:line-break/>pytest 4.3.1<text:line-break/><text:soft-page-break/>pytest-arraydiff 0.3<text:line-break/>pytest-astropy 0.5.0<text:line-break/>pytest-doctestplus 0.3.0<text:line-break/>pytest-openfiles 0.3.2<text:line-break/>pytest-remotedata 0.3.1<text:line-break/>python-dateutil 2.8.0<text:line-break/>pytz 2018.9<text:line-break/>PyWavelets 1.0.2<text:line-break/>PyYAML 5.1<text:line-break/>pyzmq 18.0.0<text:line-break/>QtAwesome 0.5.7<text:line-break/>qtconsole 4.4.3<text:line-break/>QtPy 1.7.0<text:line-break/>requests 2.21.0<text:line-break/>requests-oauthlib 1.3.0<text:line-break/>rope 0.12.0<text:line-break/>rsa 4.7.2<text:line-break/>ruamel-yaml 0.15.46 scikit-image 0.14.2<text:line-break/>scikit-learn 0.24.1<text:line-break/>scipy 1.2.1<text:line-break/>seaborn 0.9.0<text:line-break/>SecretStorage 3.1.1<text:line-break/>Send2Trash 1.5.0<text:line-break/>setuptools 54.1.1<text:line-break/>simplegeneric 0.8.1<text:line-break/>singledispatch 3.4.0.3 six 1.15.0<text:line-break/>snowballstemmer 1.2.1<text:line-break/>sortedcollections 1.1.2<text:line-break/>sortedcontainers 2.1.0<text:line-break/>soupsieve 1.8<text:line-break/>Sphinx 1.8.5<text:line-break/>sphinxcontrib-websupport 1.1.0<text:line-break/>spyder 3.3.3<text:line-break/>spyder-kernels 0.4.2<text:line-break/>SQLAlchemy 1.3.1<text:line-break/>statsmodels 0.9.0<text:line-break/>sympy 1.3<text:line-break/>tables 3.5.1<text:line-break/>tblib 1.3.2<text:line-break/>tensorboard 2.4.1<text:line-break/>tensorboard-plugin-wit 1.8.0<text:line-break/>tensorflow 2.4.1<text:line-break/>tensorflow-estimator 2.4.0<text:line-break/>termcolor 1.1.0<text:line-break/><text:soft-page-break/>terminado 0.8.1<text:line-break/>testpath 0.4.2<text:line-break/>threadpoolctl 2.1.0<text:line-break/>toolz 0.9.0<text:line-break/>torch 1.8.0<text:line-break/>tornado 6.0.2<text:line-break/>tqdm 4.31.1<text:line-break/>traitlets 4.3.2<text:line-break/>typing-extensions 3.7.4.3 unicodecsv 0.14.1<text:line-break/>urllib3 1.24.1<text:line-break/>wcwidth 0.1.7<text:line-break/>webencodings 0.5.1<text:line-break/>Werkzeug 0.14.1<text:line-break/>wheel 0.36.2<text:line-break/>widgetsnbextension 3.4.2<text:line-break/>wrapt 1.12.1<text:line-break/>wurlitzer 1.0.2<text:line-break/>xlrd 1.2.0<text:line-break/>XlsxWriter 1.1.5<text:line-break/>xlwt 1.3.0<text:line-break/>zict 0.1.4<text:line-break/>zipp 0.3.3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Ubuntu" fo:font-weight="normal" officeooo:rsid="001c18cf" officeooo:paragraph-rsid="0026c19d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0:11:54.436960145</meta:creation-date>
    <dc:date>2021-03-10T10:30:19.245118132</dc:date>
    <meta:editing-duration>PT18M21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6" meta:paragraph-count="16" meta:word-count="544" meta:character-count="4439" meta:non-whitespace-character-count="3912"/>
  </office:meta>
</office:document-meta>
</file>